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dcea" officeooo:paragraph-rsid="0008dcea"/>
    </style:style>
    <style:style style:name="P2" style:family="paragraph" style:parent-style-name="Standard">
      <style:paragraph-properties fo:text-align="center" style:justify-single-word="false"/>
      <style:text-properties officeooo:rsid="0008dcea" officeooo:paragraph-rsid="0008dcea"/>
    </style:style>
    <style:style style:name="P3" style:family="paragraph" style:parent-style-name="Standard">
      <style:text-properties officeooo:rsid="00090c60" officeooo:paragraph-rsid="00090c60"/>
    </style:style>
    <style:style style:name="P4" style:family="paragraph" style:parent-style-name="Standard">
      <style:text-properties fo:font-style="italic" officeooo:rsid="0008dcea" officeooo:paragraph-rsid="0008dcea" style:font-style-asian="italic" style:font-style-complex="italic"/>
    </style:style>
    <style:style style:name="P5" style:family="paragraph" style:parent-style-name="Standard">
      <style:text-properties fo:language="zxx" fo:country="none" officeooo:rsid="00090c60" officeooo:paragraph-rsid="00090c60" style:language-asian="zxx" style:country-asian="none" style:language-complex="zxx" style:country-complex="none"/>
    </style:style>
    <style:style style:name="P6" style:family="paragraph" style:parent-style-name="Standard">
      <style:text-properties officeooo:rsid="000ac723" officeooo:paragraph-rsid="000ac723"/>
    </style:style>
    <style:style style:name="P7" style:family="paragraph" style:parent-style-name="Standard">
      <style:text-properties officeooo:rsid="000af679" officeooo:paragraph-rsid="000af679"/>
    </style:style>
    <style:style style:name="P8" style:family="paragraph" style:parent-style-name="Standard">
      <style:text-properties officeooo:rsid="000bd87c" officeooo:paragraph-rsid="000bd87c"/>
    </style:style>
    <style:style style:name="P9" style:family="paragraph" style:parent-style-name="Standard">
      <style:text-properties officeooo:rsid="000d621b" officeooo:paragraph-rsid="000d621b"/>
    </style:style>
    <style:style style:name="P10" style:family="paragraph" style:parent-style-name="Standard">
      <style:text-properties officeooo:rsid="000d621b" officeooo:paragraph-rsid="000ded9f"/>
    </style:style>
    <style:style style:name="P11" style:family="paragraph" style:parent-style-name="Standard">
      <style:text-properties officeooo:rsid="000ded9f" officeooo:paragraph-rsid="000ded9f"/>
    </style:style>
    <style:style style:name="P12" style:family="paragraph" style:parent-style-name="Standard">
      <style:text-properties officeooo:rsid="000e675f" officeooo:paragraph-rsid="000e675f"/>
    </style:style>
    <style:style style:name="T1" style:family="text">
      <style:text-properties officeooo:rsid="00090c60"/>
    </style:style>
    <style:style style:name="T2" style:family="text">
      <style:text-properties officeooo:rsid="000ac723"/>
    </style:style>
    <style:style style:name="T3" style:family="text">
      <style:text-properties officeooo:rsid="000af679"/>
    </style:style>
    <style:style style:name="T4" style:family="text">
      <style:text-properties officeooo:rsid="000bd87c"/>
    </style:style>
    <style:style style:name="T5" style:family="text">
      <style:text-properties officeooo:rsid="000ded9f"/>
    </style:style>
    <style:style style:name="T6" style:family="text">
      <style:text-properties officeooo:rsid="000e675f"/>
    </style:style>
    <style:style style:name="T7" style:family="text">
      <style:text-properties officeooo:rsid="00102ffa"/>
    </style:style>
    <style:style style:name="T8" style:family="text">
      <style:text-properties officeooo:rsid="00117a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ive Zen Logic</text:p>
      <text:p text:style-name="P2">by Sven Nilsen, 2018</text:p>
      <text:p text:style-name="P1"/>
      <text:p text:style-name="P4">Zen rationality is an extension of instrumental rationality with the ability for higher order reasoning about goals. In order to capture some <text:span text:style-name="T1">formal features of zen rationality in logical form, it might be best to start out with a simple syntax of agents that reason about beliefs believed to be believed by smarter versions of themselves.</text:span></text:p>
      <text:p text:style-name="P1"/>
      <text:p text:style-name="P3">Naive Zen Logic consists of one indeterministic unary operator `.` and one time-asymmetric binary operator `?`. The syntax is designed for easy typing on a standard computer keyboard:</text:p>
      <text:p text:style-name="P1"/>
      <text:p text:style-name="P1"><text:tab/><text:tab/><text:tab/><text:tab/>.x<text:tab/><text:tab/>smarter than `x`</text:p>
      <text:p text:style-name="P1"/>
      <text:p text:style-name="P1"><text:tab/><text:tab/><text:tab/><text:tab/>x ? y<text:tab/><text:tab/>`x` is believed by `y`</text:p>
      <text:p text:style-name="P1"/>
      <text:p text:style-name="P3">For example:</text:p>
      <text:p text:style-name="P3"/>
      <text:p text:style-name="P5"><text:tab/><text:tab/><text:tab/><text:tab/>(“1+1=2” ? .me) ? me</text:p>
      <text:p text:style-name="P3"/>
      <text:p text:style-name="P3"><text:tab/><text:tab/><text:tab/><text:tab/>I believe that a smarter me <text:span text:style-name="T2">will</text:span> believe “1+1=2”.</text:p>
      <text:p text:style-name="P3"/>
      <text:p text:style-name="P6">A self-consistent agent is an agent that believes something when it believes it believes it:</text:p>
      <text:p text:style-name="P6"/>
      <text:p text:style-name="P6"><text:tab/>consistent := \(x : agent) = ∀ a { ((a ? x) ? x) → (a ? x) }</text:p>
      <text:p text:style-name="P6"/>
      <text:p text:style-name="P6">This can also be written using path semantical notation:</text:p>
      <text:p text:style-name="P6"/>
      <text:p text:style-name="P6"><text:tab/>consistent := \(x : agent) = ∀ a : [? x] (? x) { a ? x }</text:p>
      <text:p text:style-name="P6"/>
      <text:p text:style-name="P7">The `?` operator uses quotation instead of normal function evaluation. There is only evaluation at top level, in the language where the Naive Zen Logic is embedded. This language might be an agent that thinks, but it can also be a way of showing how this kind of reasoning without specifying an agent.</text:p>
      <text:p text:style-name="P7"/>
      <text:p text:style-name="P7">When writing in path semantical notation, `()` is used to terminate and `[]` is used to chain operators:</text:p>
      <text:p text:style-name="P7"/>
      <text:p text:style-name="P7"><text:tab/>a : (? x)<text:tab/><text:tab/>a ? x<text:tab/><text:tab/><text:tab/>`a` is believed by `x`</text:p>
      <text:p text:style-name="P7"/>
      <text:p text:style-name="P7"><text:tab/><text:span text:style-name="T2">a : [? x] (? x)<text:tab/><text:tab/></text:span>a ? x : (? x)<text:tab/><text:tab/>(a ? x) ? x<text:tab/>`x` believes `a` is believed by `x`</text:p>
      <text:p text:style-name="P7"/>
      <text:p text:style-name="P7">A zen-<text:span text:style-name="T4">consistent</text:span> agent has the following property <text:span text:style-name="T5">(in addition to being self-consistent)</text:span>:</text:p>
      <text:p text:style-name="P7"/>
      <text:p text:style-name="P7"><text:tab/><text:span text:style-name="T4">zen_consistent := \(x : consistent) = </text:span>∀ a { <text:span text:style-name="T4">(</text:span>(a ? .<text:span text:style-name="T4">x) ? x) → (a ? x) }</text:span></text:p>
      <text:p text:style-name="P7"/>
      <text:p text:style-name="P8">In path semantical notation:</text:p>
      <text:p text:style-name="P8"/>
      <text:p text:style-name="P8"><text:tab/>zen_consistent := \(x : <text:span text:style-name="T5">consistent</text:span>) = <text:span text:style-name="T3">∀ a : </text:span>[? .x] (? x)<text:span text:style-name="T3"> { </text:span>a ? x }</text:p>
      <text:p text:style-name="P8"><text:soft-page-break/>Zen-consistency can be thought of as the ability to imagine what a smarter version of yourself would believe. The more detailed and accurate this imagination is, the more likely is it that something can be learned without actually being that smart. Everything you believe that a smarter version of yourself believe, is something that you should believe too.</text:p>
      <text:p text:style-name="P8"/>
      <text:p text:style-name="P8">Since a smarter version of yourself would be better at imagining a smarter version of yourself (it would not necessary need to imagine a smarter you, it could just observe itself), it would have more reason to believe what it believes the smarter version of yourself would believe, than you do. Therefore, if you believe that a smarter version of yourself believes it believes something, then you should too:</text:p>
      <text:p text:style-name="P8"/>
      <text:p text:style-name="P8"><text:tab/>(((a ? .me) ? .me) ? me) → (a ? me)</text:p>
      <text:p text:style-name="P8"><text:tab/>((a ? .me) ? me) → (a ? me)</text:p>
      <text:p text:style-name="P8"><text:tab/>(a ? .me) → (a ? me)</text:p>
      <text:p text:style-name="P8"><text:tab/>true</text:p>
      <text:p text:style-name="P8"/>
      <text:p text:style-name="P9">In path semantical notation, <text:span text:style-name="T7">for left side of implication `→`</text:span>:</text:p>
      <text:p text:style-name="P9"/>
      <text:p text:style-name="P9"><text:tab/>a : [? .me] [? .me] (? me)</text:p>
      <text:p text:style-name="P9"><text:tab/>a : [? .me] (? me)</text:p>
      <text:p text:style-name="P9"><text:tab/>a : (? me)</text:p>
      <text:p text:style-name="P9"/>
      <text:p text:style-name="P9"><text:span text:style-name="T7">This</text:span> also works recursively: A smarter version of yourself that imagines a smarter version of itself (not you) would believe what it believes that second smarter version believes. Therefore, you should believe what you imagine a smarter version of yourself believe<text:span text:style-name="T7">s</text:span> a smarter version of itself believes.</text:p>
      <text:p text:style-name="P9"/>
      <text:p text:style-name="P9"><text:tab/>a : [? ..me] [? .me] (? me)</text:p>
      <text:p text:style-name="P9"><text:tab/>a : [? .me] (? me)<text:tab/><text:tab/><text:tab/>Apply zen-consistency for smarter myself</text:p>
      <text:p text:style-name="P9"><text:tab/>a : (? me)<text:tab/><text:tab/><text:tab/><text:tab/>Apply zen-consistency for myself</text:p>
      <text:p text:style-name="P9"/>
      <text:p text:style-name="P9">This assumes that the smarter version of yourself that you imagine is zen-consistent.</text:p>
      <text:p text:style-name="P9"/>
      <text:p text:style-name="P9">Naive Zen Logic leads to an infinite recursion of agents imagining smarter versions of themselves.</text:p>
      <text:p text:style-name="P9"/>
      <text:p text:style-name="P9">However, what does “smarter” mean? Naive Zen Logic can also define this:</text:p>
      <text:p text:style-name="P9"/>
      <text:p text:style-name="P10"><text:tab/><text:span text:style-name="T5">smarter</text:span> := \(<text:span text:style-name="T5">y : zen_consistent , x : agent) = </text:span>(<text:span text:style-name="T5">y</text:span> ¬= x) → ∃ a { (a ? <text:span text:style-name="T5">y</text:span>) ∧ ¬(a ? x) ∧ <text:span text:style-name="T5">(</text:span>¬<text:span text:style-name="T5">(a ? x) ? y)</text:span> }</text:p>
      <text:p text:style-name="P9"/>
      <text:p text:style-name="P11">Here, <text:span text:style-name="T8">the language reasoner believes `y` is</text:span> smarter than `x` in some aspect if `y` believes something that `x` do not, and `y` knows that `x` does not, yet `y` still <text:span text:style-name="T6">behaves as if `y`</text:span> believe<text:span text:style-name="T6">s</text:span> it while being zen-consistent. It does not mean that `y` is smarter than `x` is all ways, <text:span text:style-name="T6">or that `y` is aware of being smarter</text:span>. <text:span text:style-name="T6">It is sufficient that `y` just believes it without reflecting over it.</text:span></text:p>
      <text:p text:style-name="P11"/>
      <text:p text:style-name="P11">Since <text:span text:style-name="T6">`smarter`</text:span> can be <text:span text:style-name="T6">used to define a sub-type, one can use the `.` notation:</text:span></text:p>
      <text:p text:style-name="P11"/>
      <text:p text:style-name="P11"><text:tab/>y : (smarter x)<text:tab/><text:tab/>y : .x<text:tab/><text:tab/>`y` is smarter than `x`</text:p>
      <text:p text:style-name="P11"/>
      <text:p text:style-name="P12">When `y : .y` it means the same as `y = .y` since one can not say anything different about the object of same identity. This is the only condition for which `smarter` can return `true` otherwise. It also means that there are no <text:span text:style-name="T7">one</text:span> smarter and `(a ? .y) = (a ? y)`. <text:span text:style-name="T7">This agent is relatively all-knowing to the reason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55:19.163311000</meta:creation-date>
    <dc:date>2018-05-19T16:35:18.064874000</dc:date>
    <meta:editing-duration>PT5M24S</meta:editing-duration>
    <meta:editing-cycles>2</meta:editing-cycles>
    <meta:generator>LibreOffice/5.1.2.2$MacOSX_X86_64 LibreOffice_project/d3bf12ecb743fc0d20e0be0c58ca359301eb705f</meta:generator>
    <meta:document-statistic meta:table-count="0" meta:image-count="0" meta:object-count="0" meta:page-count="2" meta:paragraph-count="43" meta:word-count="830" meta:character-count="4361" meta:non-whitespace-character-count="3526"/>
  </office:meta>
</office:document-meta>
</file>